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2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a3038"/>
    </style:style>
    <style:style style:name="P3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rsid="001eef76" officeooo:paragraph-rsid="0019cee8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e3e3e3"/>
      <style:text-properties fo:font-weight="bold" officeooo:rsid="001e38c1" officeooo:paragraph-rsid="0019cee8" style:font-weight-asian="bold" style:font-weight-complex="bold"/>
    </style:style>
    <style:style style:name="P5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  <style:text-properties officeooo:paragraph-rsid="001a3038"/>
    </style:style>
    <style:style style:name="P6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7" style:family="paragraph" style:parent-style-name="Text_20_body">
      <style:paragraph-properties fo:margin-left="0cm" fo:margin-right="0cm" fo:text-align="end" style:justify-single-word="false" fo:text-indent="0cm" style:auto-text-indent="false" fo:padding="0.049cm" fo:border="0.06pt solid #e3e3e3"/>
      <style:text-properties officeooo:rsid="00213e85" officeooo:paragraph-rsid="001c0790"/>
    </style:style>
    <style:style style:name="P8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c2771"/>
    </style:style>
    <style:style style:name="T1" style:family="text">
      <style:text-properties officeooo:rsid="0024c837"/>
    </style:style>
    <style:style style:name="T2" style:family="text">
      <style:text-properties officeooo:rsid="001eef76"/>
    </style:style>
    <style:style style:name="T3" style:family="text">
      <style:text-properties officeooo:rsid="0022e438"/>
    </style:style>
    <style:style style:name="T4" style:family="text">
      <style:text-properties officeooo:rsid="001ebae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a3038"/>
    </style:style>
    <style:style style:name="T7" style:family="text">
      <style:text-properties officeooo:rsid="001f97b9"/>
    </style:style>
    <style:style style:name="T8" style:family="text">
      <style:text-properties officeooo:rsid="001c0790"/>
    </style:style>
    <style:style style:name="T9" style:family="text">
      <style:text-properties officeooo:rsid="00271154"/>
    </style:style>
    <style:style style:name="T10" style:family="text">
      <style:text-properties officeooo:rsid="0027230c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NUNCIA PENAL POR DELITO CONTRA LOS DERECHOS FUNDAMENTALES</text:p>
      <text:section text:style-name="Sect1" text:name="Sección1">
        <text:p text:style-name="P2"><text:span text:style-name="T4">A la Atención de:<text:line-break/></text:span><text:bookmark text:name="firstHeading"/>Vicente Guilarte Gutiérrez <text:span text:style-name="T4">et.al <text:line-break/></text:span><text:span text:style-name="T6">GUILARTE</text:span><text:span text:style-name="T4"> </text:span><text:span text:style-name="T6">GUTIÉRREZ VICENTE <text:line-break/></text:span><text:span text:style-name="T4">en calidad de </text:span>Presidente del Consejo General del Poder Judicial <text:span text:style-name="T6">de España.</text:span> <text:line-break/><text:span text:style-name="Strong_20_Emphasis"><text:span text:style-name="T5">Dirección: </text:span></text:span><text:span text:style-name="T5">Marqués de la Ensenada, 8 ,<text:line-break/>28004 Madrid.</text:span><text:span text:style-name="T4"><text:line-break/></text:span>Teléfono: 917006100<text:line-break/>Fax: 917006358</text:p>
        <text:p text:style-name="P8"><text:span text:style-name="T1">D</text:span><text:span text:style-name="T2">e parte de:<text:line-break/>{{nombre_vivo}}, {{@Hombre Vivo /Mujer Viva}}, sui iuris, <text:line-break/>en calidad de Representante Aparente de la Ficción Jurídica </text:span><text:span text:style-name="T9">{{</text:span><text:span text:style-name="T10">NOMBRE_DNI</text:span><text:span text:style-name="T9">}}</text:span><text:span text:style-name="T2">, <text:line-break/>con D.N.I. {{numero_dni}}.<text:line-break/>Correo Electrónico a efecto de notificación: {{correo_electronico}}</text:span></text:p>
      </text:section>
      <text:p text:style-name="P3">{{lugar_y_fecha}}</text:p>
      <text:p text:style-name="P1">Asunto: Denuncia por presunta irregularidad judicial</text:p>
      <text:p text:style-name="P1">Estimado Presidente,</text:p>
      <text:p text:style-name="P1"><text:span text:style-name="T6">Por la presente</text:span> me dirijo a ese Consejo General del Poder Judicial para presentar una denuncia por presunta irregularidad judicial.</text:p>
      <text:p text:style-name="P1">Los hechos que motivan esta denuncia son los siguientes:</text:p>
      <text:list text:style-name="L1">
        <text:list-item>
          <text:p text:style-name="P5">El Juez de la Audiencia Nacional, Santiago Pedraz Gómez, <text:span text:style-name="T7">en fecha 22 de marzo de 2024.</text:span> <text:span text:style-name="T7">por medio del Auto “DILIGENCIAS PREVIAS PROC. ABREVIADO 0000052 /2023”,</text:span> ha ordenado a las compañías telefónicas de España prohibir el acceso a la aplicación de mensajería Telegram en todo el territorio nacional.</text:p>
        </text:list-item>
        <text:list-item>
          <text:p text:style-name="P6">Esta medida, que restringe el acceso a un medio de comunicación digital, plantea serias dudas sobre su conformidad con los principios constitucionales y los estándares internacionales en materia de libertad de expresión e información.</text:p>
        </text:list-item>
        <text:list-item>
          <text:p text:style-name="P6">Considero que la decisión del mencionado juez podría constituir un ejercicio abusivo de la autoridad judicial y un posible menoscabo de los derechos fundamentales de los ciudadanos.</text:p>
        </text:list-item>
      </text:list>
      <text:p text:style-name="P2">Por todo lo expuesto, solicito a ese Consejo General del Poder Judicial que se inicie una investigación exhaustiva sobre la actuación del Juez Santiago Pedraz Gómez en relación con la mencionada orden de prohibición de acceso a Telegram.</text:p>
      <text:p text:style-name="P1">Asimismo, solicito que se adopten las medidas disciplinarias correspondientes en caso de que se constate <text:span text:style-name="T8">la violación de los derechos fundamentales reconocidos por la Constitución</text:span>.</text:p>
      <text:p text:style-name="P1">Espero que se proceda conforme a derecho y se me mantenga informado sobre el curso de la presente denuncia.</text:p>
      <text:p text:style-name="P1">Atentamente,</text:p>
      <text:p text:style-name="P7">Por: 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00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3:57:40.814018180</meta:creation-date>
    <dc:date>2024-03-24T15:32:02.777268095</dc:date>
    <meta:editing-duration>PT3M51S</meta:editing-duration>
    <meta:editing-cycles>3</meta:editing-cycles>
    <meta:generator>LibreOffice/24.2.0.3$Linux_X86_64 LibreOffice_project/420$Build-3</meta:generator>
    <meta:document-statistic meta:table-count="0" meta:image-count="0" meta:object-count="0" meta:page-count="1" meta:paragraph-count="16" meta:word-count="309" meta:character-count="2111" meta:non-whitespace-character-count="1816"/>
  </office:meta>
</office:document-meta>
</file>